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098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pound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pound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2d10 radiant as thrown, +1d10 radiant on weapon attacks</text:p>
          </table:table-cell>
          <table:table-cell table:number-columns-repeated="53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0">08/10/2023</text:date>, <text:time>00:5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3-08-10T00:55:31.52</dc:date>
    <meta:editing-duration>P19DT4H7M40S</meta:editing-duration>
    <meta:editing-cycles>11</meta:editing-cycles>
    <meta:generator>OpenOffice/4.1.13$Win32 OpenOffice.org_project/4113m1$Build-9810</meta:generator>
    <meta:document-statistic meta:table-count="1" meta:cell-count="511" meta:object-count="0"/>
  </office:meta>
</office:document-meta>
</file>